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PAZA QUISPE, HILDA</text:p>
            <text:p text:style-name="P5"><text:span text:style-name="T15">Dni</text:span><text:span text:style-name="T14">:2389000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33736890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PAZA QUISPE, HILD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89000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3885756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18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3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018122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43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ATOS PEKINES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6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00:56:1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